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06a" officeooo:paragraph-rsid="0003c06a"/>
    </style:style>
    <style:style style:name="P2" style:family="paragraph" style:parent-style-name="Standard">
      <style:text-properties officeooo:rsid="0003c06a" officeooo:paragraph-rsid="0003c06a"/>
    </style:style>
    <style:style style:name="P3" style:family="paragraph" style:parent-style-name="Standard">
      <style:text-properties officeooo:rsid="00043266" officeooo:paragraph-rsid="000432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7:</text:p>
      <text:p text:style-name="P1"/>
      <text:p text:style-name="P1">The code runs to find the centroid of the block in pixels and using transformation based on T_cam/robot and T_block/cam, we achieve T_block/robot that allows manipulation.</text:p>
      <text:p text:style-name="P1"/>
      <text:p text:style-name="P1">The scale factor, theta_cam allow for thet ransformations. As can be seen in the code find_block.cpp (lines 196-214). </text:p>
      <text:p text:style-name="P1"/>
      <text:p text:style-name="P1">The node publishes the pose of the block and the robot subscribes to it and helps in manipulation.</text:p>
      <text:p text:style-name="P1"/>
      <text:p text:style-name="P1">Using eigen library we are able to find the centroid of the block (based on red pixels) and then the covariance matrix.</text:p>
      <text:p text:style-name="P1">Using Eigen::EigenSolver we solve for the eigenvectors that allow us to detect orientation of the block (lines 141-171).</text:p>
      <text:p text:style-name="P1"/>
      <text:p text:style-name="P3">I run the cursor over the orientation of the block in the video to show the camera detect orientation.</text:p>
      <text:p text:style-name="P1"/>
      <text:p text:style-name="P1">See attached code and vide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35:48.447396312</meta:creation-date>
    <dc:date>2018-11-28T13:59:10.457283018</dc:date>
    <meta:editing-duration>PT4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27" meta:character-count="760" meta:non-whitespace-character-count="640"/>
  </office:meta>
</office:document-meta>
</file>